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1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18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7328" calcext:value-type="float">
            <text:p>49.4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7328" calcext:value-type="float">
            <text:p>49.4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7328" calcext:value-type="float">
            <text:p>49.4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10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7328" calcext:value-type="float">
            <text:p>49.4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048" calcext:value-type="float">
            <text:p>49.5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048" calcext:value-type="float">
            <text:p>49.5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7328" calcext:value-type="float">
            <text:p>49.4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3592" calcext:value-type="float">
            <text:p>49.3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5-03-2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2-1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3592" calcext:value-type="float">
            <text:p>49.3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912" calcext:value-type="float">
            <text:p>49.2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3864" calcext:value-type="float">
            <text:p>49.2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2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7768" calcext:value-type="float">
            <text:p>49.1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912" calcext:value-type="float">
            <text:p>49.2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3864" calcext:value-type="float">
            <text:p>49.2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1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288" calcext:value-type="float">
            <text:p>49.1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288" calcext:value-type="float">
            <text:p>49.1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912" calcext:value-type="float">
            <text:p>49.2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3112" calcext:value-type="float">
            <text:p>49.2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3592" calcext:value-type="float">
            <text:p>49.3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2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9456" calcext:value-type="float">
            <text:p>49.7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2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1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1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1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2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2128" calcext:value-type="float">
            <text:p>49.7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908" calcext:value-type="float">
            <text:p>49.7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5176" calcext:value-type="float">
            <text:p>49.7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5552" calcext:value-type="float">
            <text:p>49.7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2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5176" calcext:value-type="float">
            <text:p>49.7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908" calcext:value-type="float">
            <text:p>49.7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908" calcext:value-type="float">
            <text:p>49.7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1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908" calcext:value-type="float">
            <text:p>49.7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048" calcext:value-type="float">
            <text:p>49.5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1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3696" calcext:value-type="float">
            <text:p>49.3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236" calcext:value-type="float">
            <text:p>49.3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1024" calcext:value-type="float">
            <text:p>49.3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1024" calcext:value-type="float">
            <text:p>49.3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544" calcext:value-type="float">
            <text:p>49.3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7768" calcext:value-type="float">
            <text:p>49.1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7768" calcext:value-type="float">
            <text:p>49.1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23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6184" calcext:value-type="float">
            <text:p>48.7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6184" calcext:value-type="float">
            <text:p>48.7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6184" calcext:value-type="float">
            <text:p>48.7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6456" calcext:value-type="float">
            <text:p>48.6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8168" calcext:value-type="float">
            <text:p>48.5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976" calcext:value-type="float">
            <text:p>48.5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3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2344" calcext:value-type="float">
            <text:p>48.4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872" calcext:value-type="float">
            <text:p>48.5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9504" calcext:value-type="float">
            <text:p>48.6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976" calcext:value-type="float">
            <text:p>48.5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8648" calcext:value-type="float">
            <text:p>48.6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1968" calcext:value-type="float">
            <text:p>48.5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2344" calcext:value-type="float">
            <text:p>48.4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2344" calcext:value-type="float">
            <text:p>48.4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0632" calcext:value-type="float">
            <text:p>48.4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1968" calcext:value-type="float">
            <text:p>48.5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9464" calcext:value-type="float">
            <text:p>48.2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9944" calcext:value-type="float">
            <text:p>48.3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0-12-3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50704" calcext:value-type="float">
            <text:p>47.98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53704" calcext:value-type="float">
            <text:p>47.8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4069677419" calcext:value-type="float">
            <text:p>47.7594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7728" calcext:value-type="float">
            <text:p>47.6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72504" calcext:value-type="float">
            <text:p>47.6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6092903226" calcext:value-type="float">
            <text:p>47.4486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58688" calcext:value-type="float">
            <text:p>47.5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9979354839" calcext:value-type="float">
            <text:p>47.8419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23808" calcext:value-type="float">
            <text:p>47.8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21597419355" calcext:value-type="float">
            <text:p>47.9321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9859310345" calcext:value-type="float">
            <text:p>47.94598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4970322581" calcext:value-type="float">
            <text:p>47.8654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2295483871" calcext:value-type="float">
            <text:p>48.0482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74528" calcext:value-type="float">
            <text:p>48.04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092" calcext:value-type="float">
            <text:p>48.066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85092" calcext:value-type="float">
            <text:p>48.168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12281290323" calcext:value-type="float">
            <text:p>48.2212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0296774194" calcext:value-type="float">
            <text:p>48.268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20012" calcext:value-type="float">
            <text:p>48.42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90588387097" calcext:value-type="float">
            <text:p>48.4890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1608" calcext:value-type="float">
            <text:p>48.50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3601290323" calcext:value-type="float">
            <text:p>48.5153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2028571429" calcext:value-type="float">
            <text:p>48.7582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04580645161" calcext:value-type="float">
            <text:p>48.770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2872" calcext:value-type="float">
            <text:p>48.93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21417142857" calcext:value-type="float">
            <text:p>48.92214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2624" calcext:value-type="float">
            <text:p>48.88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194482759" calcext:value-type="float">
            <text:p>48.88681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30264" calcext:value-type="float">
            <text:p>48.90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53456" calcext:value-type="float">
            <text:p>48.81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75328" calcext:value-type="float">
            <text:p>48.68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7909677419" calcext:value-type="float">
            <text:p>48.545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39468" calcext:value-type="float">
            <text:p>48.44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81218064516" calcext:value-type="float">
            <text:p>48.5381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26905714286" calcext:value-type="float">
            <text:p>48.63269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90761290323" calcext:value-type="float">
            <text:p>48.529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88012" calcext:value-type="float">
            <text:p>48.218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0928" calcext:value-type="float">
            <text:p>48.08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30041290323" calcext:value-type="float">
            <text:p>47.9530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14384" calcext:value-type="float">
            <text:p>47.88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69778064516" calcext:value-type="float">
            <text:p>47.7669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3416774194" calcext:value-type="float">
            <text:p>47.7163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4936" calcext:value-type="float">
            <text:p>47.71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01468387097" calcext:value-type="float">
            <text:p>48.0501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19736" calcext:value-type="float">
            <text:p>48.25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12221935484" calcext:value-type="float">
            <text:p>48.3212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98281290323" calcext:value-type="float">
            <text:p>48.4498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27354285714" calcext:value-type="float">
            <text:p>48.88273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81608888889" calcext:value-type="float">
            <text:p>48.89816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6402" calcext:value-type="float">
            <text:p>48.936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2044444444" calcext:value-type="float">
            <text:p>49.06320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34070588235" calcext:value-type="float">
            <text:p>49.223407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37305714286" calcext:value-type="float">
            <text:p>49.33373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924444445" calcext:value-type="float">
            <text:p>49.322792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3342857143" calcext:value-type="float">
            <text:p>49.3743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7404444445" calcext:value-type="float">
            <text:p>49.414740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7351111111" calcext:value-type="float">
            <text:p>49.45673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444" calcext:value-type="float">
            <text:p>49.52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96424" calcext:value-type="float">
            <text:p>49.2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18" meta:object-count="0"/>
    <meta:user-defined meta:name="AppVersion">3.0</meta:user-defined>
  </office:meta>
</office:document-meta>
</file>